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ubtitle">
      <style:text-properties officeooo:rsid="0007c580" officeooo:paragraph-rsid="0007c580"/>
    </style:style>
    <style:style style:name="P2" style:family="paragraph" style:parent-style-name="Subtitle">
      <style:text-properties officeooo:rsid="0008103c" officeooo:paragraph-rsid="0008103c"/>
    </style:style>
    <style:style style:name="P3" style:family="paragraph" style:parent-style-name="Text_20_body">
      <style:text-properties officeooo:rsid="0008103c" officeooo:paragraph-rsid="0008103c"/>
    </style:style>
    <style:style style:name="P4" style:family="paragraph" style:parent-style-name="Text_20_body">
      <style:text-properties officeooo:rsid="0008103c" officeooo:paragraph-rsid="000b017f"/>
    </style:style>
    <style:style style:name="P5" style:family="paragraph" style:parent-style-name="Text_20_body">
      <style:text-properties officeooo:rsid="0008103c" officeooo:paragraph-rsid="000bb3cd"/>
    </style:style>
    <style:style style:name="P6" style:family="paragraph" style:parent-style-name="Text_20_body">
      <style:text-properties officeooo:rsid="0009c484" officeooo:paragraph-rsid="0008103c"/>
    </style:style>
    <style:style style:name="P7" style:family="paragraph" style:parent-style-name="Text_20_body">
      <style:text-properties officeooo:rsid="000bb3cd" officeooo:paragraph-rsid="000ef1ea"/>
    </style:style>
    <style:style style:name="P8" style:family="paragraph" style:parent-style-name="Title">
      <style:text-properties style:font-name="Liberation Sans" fo:font-size="28pt" fo:font-weight="bold" officeooo:rsid="00116b3e" officeooo:paragraph-rsid="00116b3e" style:font-name-asian="DejaVu Sans" style:font-size-asian="28pt" style:font-weight-asian="bold" style:font-name-complex="DejaVu Sans" style:font-size-complex="28pt" style:font-weight-complex="bold"/>
    </style:style>
    <style:style style:name="P9" style:family="paragraph" style:parent-style-name="Subtitle">
      <style:text-properties officeooo:rsid="0007c580" officeooo:paragraph-rsid="0007c580"/>
    </style:style>
    <style:style style:name="P10" style:family="paragraph" style:parent-style-name="Text_20_body">
      <style:text-properties officeooo:paragraph-rsid="00135778"/>
    </style:style>
    <style:style style:name="P11" style:family="paragraph" style:parent-style-name="Text_20_body">
      <style:text-properties officeooo:paragraph-rsid="000fac2c"/>
    </style:style>
    <style:style style:name="P12" style:family="paragraph" style:parent-style-name="Text_20_body">
      <style:text-properties officeooo:paragraph-rsid="0008103c"/>
    </style:style>
    <style:style style:name="P13" style:family="paragraph" style:parent-style-name="Text_20_body">
      <style:text-properties officeooo:paragraph-rsid="000ce437"/>
    </style:style>
    <style:style style:name="P14" style:family="paragraph" style:parent-style-name="Text_20_body">
      <style:text-properties officeooo:paragraph-rsid="000ef1ea"/>
    </style:style>
    <style:style style:name="P15" style:family="paragraph" style:parent-style-name="Text_20_body">
      <style:text-properties officeooo:paragraph-rsid="000bb3cd"/>
    </style:style>
    <style:style style:name="P16" style:family="paragraph" style:parent-style-name="Text_20_body">
      <style:text-properties officeooo:rsid="000ef1ea" officeooo:paragraph-rsid="000ef1ea"/>
    </style:style>
    <style:style style:name="T1" style:family="text">
      <style:text-properties officeooo:rsid="0007c580"/>
    </style:style>
    <style:style style:name="T2" style:family="text">
      <style:text-properties officeooo:rsid="0009c484"/>
    </style:style>
    <style:style style:name="T3" style:family="text">
      <style:text-properties officeooo:rsid="000b017f"/>
    </style:style>
    <style:style style:name="T4" style:family="text">
      <style:text-properties officeooo:rsid="000bb3cd"/>
    </style:style>
    <style:style style:name="T5" style:family="text">
      <style:text-properties officeooo:rsid="000ef1ea"/>
    </style:style>
    <style:style style:name="T6" style:family="text">
      <style:text-properties officeooo:rsid="00135778"/>
    </style:style>
    <style:style style:name="T7" style:family="text">
      <style:text-properties officeooo:rsid="0008103c"/>
    </style:style>
    <style:style style:name="T8" style:family="text">
      <style:text-properties officeooo:rsid="00151d8c"/>
    </style:style>
    <style:style style:name="T9" style:family="text">
      <style:text-properties officeooo:rsid="00177e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2kolo.com</text:p>
      <text:p text:style-name="P1">Problem</text:p>
      <text:p text:style-name="P10"><text:tab/></text:p>
      <text:p text:style-name="P1">Solution</text:p>
      <text:p text:style-name="P11"><text:span text:style-name="T1"><text:tab/></text:span></text:p>
      <text:p text:style-name="P2">Interaction</text:p>
      <text:p text:style-name="P3">- Client</text:p>
      <text:p text:style-name="P12"><text:tab/>+ Can drop a <text:span text:style-name="T9">task</text:span></text:p>
      <text:p text:style-name="P4"><text:tab/>+ Can give some recommendations.</text:p>
      <text:p text:style-name="P6"><text:tab/>+ Can give some criteria (deadline, tariff)</text:p>
      <text:p text:style-name="P13"><text:span text:style-name="T7"><text:tab/>+ Can drop money</text:span></text:p>
      <text:p text:style-name="P12"><text:tab/>+ Can discuss with the <text:span text:style-name="T9">worker</text:span></text:p>
      <text:p text:style-name="P16"><text:tab/>+ Accept or reject a work</text:p>
      <text:p text:style-name="P14"><text:span text:style-name="T9"><text:tab/>+ Can remove a task</text:span></text:p>
      <text:p text:style-name="P12">- <text:span text:style-name="T9">Worker</text:span></text:p>
      <text:p text:style-name="P3"><text:span text:style-name="T2"><text:tab/>+ Can </text:span><text:span text:style-name="T4">drop money</text:span></text:p>
      <text:p text:style-name="P14"><text:span text:style-name="T2"><text:tab/>+ Can submit his candidature </text:span><text:span text:style-name="T4">for a </text:span><text:span text:style-name="T9">task</text:span></text:p>
      <text:p text:style-name="P15"><text:tab/>+ Can <text:span text:style-name="T9">submit a task</text:span></text:p>
      <text:p text:style-name="P5"><text:tab/><text:span text:style-name="T5">+ Can discuss with the client</text:span></text:p>
      <text:p text:style-name="P7"><text:tab/>+ Can cash-out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11:12:31.588163868</meta:creation-date>
    <dc:date>2021-09-29T20:53:52.730779069</dc:date>
    <meta:editing-duration>PT6H23M6S</meta:editing-duration>
    <meta:editing-cycles>14</meta:editing-cycles>
    <meta:generator>LibreOffice/7.0.1.2$Linux_X86_64 LibreOffice_project/7cbcfc562f6eb6708b5ff7d7397325de9e764452</meta:generator>
    <meta:document-statistic meta:table-count="0" meta:image-count="0" meta:object-count="0" meta:page-count="1" meta:paragraph-count="20" meta:word-count="72" meta:character-count="363" meta:non-whitespace-character-count="295"/>
  </office:meta>
</office:document-meta>
</file>